
<file path=META-INF/manifest.xml><?xml version="1.0" encoding="utf-8"?>
<manifest:manifest xmlns:manifest="urn:oasis:names:tc:opendocument:xmlns:manifest:1.0">
  <manifest:file-entry manifest:media-type="application/vnd.oasis.opendocument.text" manifest:full-path="/"/>
  <manifest:file-entry manifest:media-type="text/xml" manifest:full-path="meta.xml"/>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Times New Roman" svg:font-family="Times New Roman" style:font-family-generic="roman"/>
    <style:font-face style:name="SimSun" svg:font-family="SimSun"/>
    <style:font-face style:name="Arial" svg:font-family="Arial" style:font-family-generic="swiss"/>
  </office:font-face-decls>
  <office:automatic-styles>
    <style:style style:name="PZERO" style:family="paragraph" style:parent-style-name="Normal">
      <style:paragraph-properties fo:line-height="0.035cm" text:number-lines="true"/>
    </style:style>
    <style:style style:name="P20" style:family="paragraph" style:parent-style-name="Normal">
      <style:paragraph-properties text:number-lines="true"/>
      <style:text-properties style:font-name="Arial" fo:font-size="12pt" fo:font-weight="bold" style:font-name-asian="Arial" style:font-size-asian="12pt" style:font-weight-asian="bold" style:font-name-complex="Arial" style:font-size-complex="12pt" style:font-weight-complex="bold"/>
    </style:style>
    <style:style style:name="P21" style:family="paragraph" style:parent-style-name="Normal">
      <style:paragraph-properties text:number-lines="true"/>
      <style:text-properties style:font-name="Arial" fo:font-size="12pt" style:font-name-asian="Arial" style:font-size-asian="12pt" style:font-name-complex="Arial" style:font-size-complex="12pt"/>
    </style:style>
    <style:style style:name="P26" style:family="paragraph" style:parent-style-name="Fu_df_notentext">
      <style:paragraph-properties text:number-lines="true"/>
      <style:text-properties style:font-name="Arial" fo:font-size="8pt" style:font-name-asian="Arial" style:font-size-asian="8pt" style:font-name-complex="Arial" style:font-size-complex="8pt"/>
    </style:style>
    <style:style style:name="P30" style:family="paragraph" style:parent-style-name="Normal">
      <style:paragraph-properties fo:text-align="center" text:number-lines="true"/>
      <style:text-properties style:font-name="Arial" fo:font-size="8pt" style:font-name-asian="Arial" style:font-size-asian="8pt" style:font-name-complex="Arial" style:font-size-complex="8pt"/>
    </style:style>
    <style:style style:name="T15" style:family="text">
      <style:text-properties style:font-name="Arial" fo:font-size="8pt" fo:font-weight="normal" fo:font-style="normal" fo:language="de" fo:country="de" style:font-name-asian="Arial" style:font-size-asian="8pt" style:font-weight-asian="normal" style:font-style-asian="normal" style:language-asian="none" style:country-asian="none" style:font-name-complex="Arial" style:font-size-complex="8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0" style:family="text">
      <style:text-properties style:font-name="Arial" fo:font-size="12pt" fo:font-weight="bold" fo:font-style="normal" fo:language="de" fo:country="de" style:font-name-asian="Arial" style:font-size-asian="12pt" style:font-weight-asian="bold" style:font-style-asian="normal" style:language-asian="none" style:country-asian="none" style:font-name-complex="Arial" style:font-size-complex="12pt" style:font-weight-complex="bold"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1" style:family="text">
      <style:text-properties style:font-name="Arial" fo:font-size="12pt" fo:font-weight="normal" fo:font-style="normal" fo:language="de" fo:country="de" style:font-name-asian="Arial" style:font-size-asian="12pt" style:font-weight-asian="normal" style:font-style-asian="normal" style:language-asian="none" style:country-asian="none" style:font-name-complex="Arial" style:font-size-complex="12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2" style:family="text" style:parent-style-name="Fu_df_notenzeichen">
      <style:text-properties style:font-name="Times New Roman" fo:font-size="10pt" style:font-name-asian="SimSun" style:font-size-asian="10pt" style:font-name-complex="Times New Roman" style:font-size-complex="10pt" style:text-position="20% 66%"/>
    </style:style>
    <style:style style:name="T26" style:family="text" style:parent-style-name="Fu_df_notenzeichen">
      <style:text-properties style:text-position="20% 66%"/>
    </style:style>
    <style:style style:name="Sect1" style:family="section">
      <style:section-properties/>
    </style:style>
    <style:style style:name="Sect2"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elle"/>
        <text:sequence-decl text:display-outline-level="0" text:name="Abbildung"/>
        <text:sequence-decl text:display-outline-level="0" text:name="Grafik"/>
      </text:sequence-decls>
      <text:section text:style-name="Sect2" text:name="Section2">
        <text:p text:style-name="P20">Schulmodell (Bildungs-) nach UN 1948</text:p>
        <text:p text:style-name="P21"/>
        <text:p text:style-name="P21"/>
        <text:p text:style-name="P21">Das Schulgebäude ist ein<text:s/>Ort wo<text:s/>jeder ohne Geistesstörung seine Allgemeinbildung realisieren kann. Also zum Beispiel mit Fahrstühlen mit Bewegungseinschränkungen oder auch diverse Informationsquelle zum Beispiel für Personen mit natürlichen Sehstörungen und dies in Skalen gedacht. Es wird also Bibliotheken geben und Kursangebote ohne Pflichtbesetzung. Denn wir wissen längst, dass die Menschen nach Begabungen sich ausbilden und Verfahrensweise sich fast in jeder Lehrmeinung irgendwie abbilden lassen. Und es nur wenige Experten gibt, die Welten aber riesig sind und Nazi für uns zwar da sind, aber uninteressant sind. Und die Experten ihre Kenntnisse eh irgendwie darbieten. Dies kann auch verteilt sein durch private Unternehmungen<text:span text:style-name="T22"><text:note text:id="177074249583" text:note-class="footnote"><text:note-citation>1</text:note-citation><text:note-body><text:p text:style-name="P26"><text:span text:style-name="T26"/><text:s/>aber sie müssen selbst agieren,<text:s/>wnen<text:s/>die anderen<text:s/>aber...</text:p></text:note-body></text:note></text:span>. Denn<text:s/>erst mal<text:s/>nur die Grundschule ist wesentlich, da Glückseligkeit angesagt is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30">Heiko Wolf,<text:s/>heiko.wolf.mail@gmail.com,<text:s/>FDL<text:s/>1.3, Stand: 17.04.2025,<text:s/>https://sites.google.com/view/heikowolfinfo,</text:p>
        <text:p text:style-name="P30">OCRID: 0000-0003-3089-307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Times New Roman" svg:font-family="Times New Roman" style:font-family-generic="roman"/>
    <style:font-face style:name="SimSun" svg:font-family="SimSun"/>
    <style:font-face style:name="Arial" svg:font-family="Arial" style:font-family-generic="swiss"/>
  </office:font-face-decls>
  <office:styles>
    <style:default-style style:family="paragraph">
      <style:paragraph-properties fo:text-align="start" style:tab-stop-distance="1.249cm" fo:hyphenation-ladder-count="no-limit"/>
      <style:text-properties fo:hyphenate="true" fo:hyphenation-remain-char-count="2" fo:hyphenation-push-char-count="2" style:font-name="Times New Roman" fo:font-size="10pt" style:font-name-asian="SimSun" style:font-size-asian="10pt" style:font-name-complex="Times New Roman" style:font-size-complex="10pt" style:use-window-font-color="true" style:letter-kerning="true"/>
    </style:default-style>
    <style:default-style style:family="text">
      <style:text-properties style:font-name="Times New Roman" fo:font-size="10pt" style:font-name-asian="SimSun" style:font-size-asian="10pt" style:font-name-complex="Times New Roman" style:font-size-complex="10pt"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49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fo:hyphenation-ladder-count="no-limit" text:number-lines="false"/>
      <style:text-properties fo:hyphenate="true" fo:hyphenation-remain-char-count="2" fo:hyphenation-push-char-count="2" style:font-name="Times New Roman" fo:font-size="10pt" fo:font-weight="normal" fo:font-style="normal" fo:language="de" fo:country="de"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_dc_berschrift_20_1" style:display-name="Überschrift 1" style:family="paragraph" style:parent-style-name="Normal" style:next-style-name="Normal" style:default-outline-level="1">
      <style:paragraph-properties fo:margin-top="0.423cm" fo:margin-bottom="0.106cm" fo:keep-with-next="always" fo:keep-together="always" text:number-lines="true"/>
      <style:text-properties style:font-name="Arial" fo:font-size="18pt" fo:font-weight="bold" style:font-size-asian="18pt" style:font-weight-asian="bold" style:font-name-complex="Arial" style:font-size-complex="18pt" style:font-weight-complex="bold"/>
    </style:style>
    <style:style style:name="_dc_berschrift_20_2" style:display-name="Überschrift 2" style:family="paragraph" style:parent-style-name="_dc_berschrift_20_1" style:next-style-name="Normal" style:default-outline-level="2">
      <style:paragraph-properties text:number-lines="true"/>
      <style:text-properties fo:font-size="16pt" style:font-size-asian="16pt" style:font-size-complex="16pt"/>
    </style:style>
    <style:style style:name="_dc_berschrift_20_3" style:display-name="Überschrift 3" style:family="paragraph" style:parent-style-name="_dc_berschrift_20_2" style:next-style-name="Normal" style:default-outline-level="3">
      <style:paragraph-properties text:number-lines="true"/>
      <style:text-properties fo:font-size="14pt" style:font-size-asian="14pt" style:font-size-complex="14pt"/>
    </style:style>
    <style:style style:name="Fu_df_notentext" style:display-name="Fußnotentext" style:family="paragraph" style:parent-style-name="Normal">
      <style:paragraph-properties text:number-lines="true"/>
    </style:style>
    <style:style style:name="Normal" style:display-name="Normal" style:family="text">
      <style:text-properties style:font-name="Times New Roman" fo:font-size="10pt" style:font-name-asian="SimSun" style:font-size-asian="10pt" style:font-name-complex="Times New Roman" style:font-size-complex="10pt" style:use-window-font-color="true" style:letter-kerning="true"/>
    </style:style>
    <style:style style:name="Fu_df_notenzeichen" style:display-name="Fußnotenzeichen" style:family="text">
      <style:text-properties style:text-position="20% 66%"/>
    </style: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Sect1" style:family="section">
      <style:section-properties/>
    </style:style>
    <style:style style:name="Sect2" style:family="section">
      <style:section-properties/>
    </style:style>
    <style:page-layout style:name="pm1">
      <style:page-layout-properties fo:page-width="21.003cm" fo:page-height="29.702cm" style:print-orientation="portrait" fo:margin-top="2.000cm" fo:margin-bottom="2.000cm" fo:margin-left="2.000cm" fo:margin-right="2.000cm">
        <style:footnote-sep style:width="0.021cm" style:color="#000000" style:distance-before-sep="0.127cm" style:distance-after-sep="0.127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5-04-17T12:21:39</meta:creation-date>
    <dc:date>2025-04-17T12:28:30</dc:date>
    <meta:print-date>1970-01-01T01:00:00</meta:print-date>
  </office:meta>
</office:document-meta>
</file>